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cfc2" officeooo:paragraph-rsid="001ccfc2"/>
    </style:style>
    <style:style style:name="P2" style:family="paragraph" style:parent-style-name="Standard">
      <style:text-properties officeooo:rsid="001ccfc2" officeooo:paragraph-rsid="0020d51e"/>
    </style:style>
    <style:style style:name="P3" style:family="paragraph" style:parent-style-name="Standard">
      <style:text-properties officeooo:rsid="001ccfc2" officeooo:paragraph-rsid="00234418"/>
    </style:style>
    <style:style style:name="P4" style:family="paragraph" style:parent-style-name="Standard">
      <style:text-properties style:text-line-through-style="solid" style:text-line-through-type="single" officeooo:rsid="001ccfc2" officeooo:paragraph-rsid="001ccfc2"/>
    </style:style>
    <style:style style:name="P5" style:family="paragraph" style:parent-style-name="Standard">
      <style:text-properties officeooo:rsid="001ef37c" officeooo:paragraph-rsid="001ef37c"/>
    </style:style>
    <style:style style:name="P6" style:family="paragraph" style:parent-style-name="Standard">
      <style:text-properties officeooo:rsid="0020d51e" officeooo:paragraph-rsid="0020d51e"/>
    </style:style>
    <style:style style:name="P7" style:family="paragraph" style:parent-style-name="Text_20_body">
      <style:text-properties officeooo:rsid="00228e3d" officeooo:paragraph-rsid="00228e3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officeooo:rsid="001dacaa"/>
    </style:style>
    <style:style style:name="T3" style:family="text">
      <style:text-properties officeooo:rsid="001ef37c"/>
    </style:style>
    <style:style style:name="T4" style:family="text">
      <style:text-properties style:text-line-through-style="solid" style:text-line-through-type="single" officeooo:rsid="001ccfc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0d51e"/>
    </style:style>
    <style:style style:name="T7" style:family="text">
      <style:text-properties fo:font-size="14pt" officeooo:rsid="0020d51e"/>
    </style:style>
    <style:style style:name="T8" style:family="text">
      <style:text-properties officeooo:rsid="0021b05b"/>
    </style:style>
    <style:style style:name="T9" style:family="text">
      <style:text-properties officeooo:rsid="00234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balone in 3D mit Echtzeitverhalten</text:p>
      <text:h text:style-name="Heading_20_1" text:outline-level="1">Ideensammlung</text:h>
      <text:p text:style-name="P5"/>
      <text:p text:style-name="P1">Diskreter Modus (Felder) </text:p>
      <text:p text:style-name="P1">oder</text:p>
      <text:p text:style-name="P1">Freier Modus (freie Bewegung)</text:p>
      <text:p text:style-name="P1"/>
      <text:p text:style-name="P1"/>
      <text:p text:style-name="P1">Regeln:</text:p>
      <text:p text:style-name="P1">- Königin spawnt Kugeln in diskr. Zeitabständen</text:p>
      <text:p text:style-name="P4"><text:span text:style-name="T1">- mehr SonderkugelArten? (schneller, stärker, schwerer, .. [Permanent-/Richtungs-/Zeiteffekte])</text:span></text:p>
      <text:p text:style-name="P1">- Kugeln als Gruppen (Squads) zu einer Zielkoordinate mit einer Zielformation bewegen</text:p>
      <text:p text:style-name="P1">- Kugeln „blind“ in eine Richtung bewegen (dabei an Abhängen ausweichen [?→ Effekte])</text:p>
      <text:p text:style-name="P1">- Gruppen haben eine mögliche maximale Anzahl an Kugeln</text:p>
      <text:p text:style-name="P1">- <text:span text:style-name="T2">Ränder der Map sind entweder Wände (3D-Peripherie/Models) oder Abgrund</text:span></text:p>
      <text:p text:style-name="P1">- <text:span text:style-name="T3">Kugeln zerstörbar, wenn zuviel Kraft auf sie ausgewirkt wird (gegen Wand drücken/Armeen gegeneinander)</text:span></text:p>
      <text:p text:style-name="P1"/>
      <text:p text:style-name="P1">Formationen (!)</text:p>
      <text:p text:style-name="P1">- Formationen erstellen (Editor)</text:p>
      <text:p text:style-name="P1">- Formationen als Zielvorgabe für einzelne/mehreren Gruppe(n)</text:p>
      <text:p text:style-name="P1"/>
      <text:p text:style-name="P1">Effekte</text:p>
      <text:p text:style-name="P1">- Effekte und Attribute vorgegeben durch Kugeltypen oder</text:p>
      <text:p text:style-name="P1">- Effekte lernbar, Attribute ausbaubar (Helden ?)</text:p>
      <text:p text:style-name="P1"/>
      <text:p text:style-name="P3">- <text:span text:style-name="T9">Nebel des Krieges?</text:span></text:p>
      <text:p text:style-name="P1"/>
      <text:p text:style-name="P1">Freier Modus:</text:p>
      <text:p text:style-name="P1">- <text:span text:style-name="T2">Schwerkraft (Beschleunigung durch Berge, Reibung im Tal/bergauf)</text:span></text:p>
      <text:p text:style-name="P1">-<text:span text:style-name="T9">Nebel</text:span></text:p>
      <text:p text:style-name="P1"/>
      <text:h text:style-name="Heading_20_1" text:outline-level="1">Prototyp</text:h>
      <text:p text:style-name="P7">- Hauptmenü</text:p>
      <text:p text:style-name="P2">Freier Modus <text:span text:style-name="T6">(3D-Welt</text:span><text:span text:style-name="T7">)</text:span>:</text:p>
      <text:p text:style-name="P2">- <text:span text:style-name="T2">Schwerkraft (Beschleunigung durch Berge, Reibung im Tal/bergauf)</text:span></text:p>
      <text:p text:style-name="P2"/>
      <text:p text:style-name="P2"><text:span text:style-name="T8">Reihenfolge der Entwicklungsschritte</text:span>:</text:p>
      <text:p text:style-name="P2">- Kugeln als Gruppen (Squads) zu einer <text:span text:style-name="T5">Zielkoordinate</text:span> mit einer <text:span text:style-name="T5">Zielformation</text:span> bewegen</text:p>
      <text:p text:style-name="P2">- <text:span text:style-name="T2">Ränder der Map sind entweder Wände (3D-Peripherie/Models) oder Abgrund</text:span></text:p>
      <text:p text:style-name="P2">- <text:span text:style-name="T6">Karteneditor</text:span></text:p>
      <text:p text:style-name="P2">- <text:span text:style-name="T6">Formationseditor</text:span></text:p>
      <text:p text:style-name="P2">- Königin spawnt Kugeln in diskr. Zeitabständen</text:p>
      <text:p text:style-name="P2">- Kugeln „blind“ in eine Richtung bewegen (dabei an Abhängen ausweichen [?→ Effekte])</text:p>
      <text:p text:style-name="P2">- Gruppen haben eine mögliche maximale Anzahl an Kugeln</text:p>
      <text:p text:style-name="P2"><text:soft-page-break/>- <text:span text:style-name="T3">Kugeln zerstörbar, wenn zuviel Kraft auf sie ausgewirkt wird (gegen Wand drücken/Armeen gegeneinander)</text:span></text:p>
      <text:p text:style-name="P2"><text:span text:style-name="T1">- mehr SonderkugelArten? (schneller, stärker, schwerer, .. [Permanent-/Richtungs-/Zeiteffekte])</text:span></text:p>
      <text:p text:style-name="P6"><text:span text:style-name="T1">Karte / Grafik:</text:span></text:p>
      <text:p text:style-name="P6"><text:span text:style-name="T1">- simpel</text:span></text:p>
      <text:p text:style-name="P6"><text:span text:style-name="T1">- low poly</text:span></text:p>
      <text:p text:style-name="P6"><text:span text:style-name="T1">- test-map-style</text:span></text:p>
      <text:p text:style-name="P6"><text:span text:style-name="T1">- abgrund mit nebel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8:18:02.147000000</meta:creation-date>
    <dc:date>2018-12-15T19:33:58.286000000</dc:date>
    <meta:editing-duration>PT1H13M34S</meta:editing-duration>
    <meta:editing-cycles>6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42" meta:word-count="240" meta:character-count="1769" meta:non-whitespace-character-count="1570"/>
  </office:meta>
</office:document-meta>
</file>